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F3000006A4828F72C486E6F8BB.png" manifest:media-type="image/png"/>
  <manifest:file-entry manifest:full-path="Pictures/10000000000008AE000008EA885968D85DAA86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d281e" draw:marker-start-width="0.279cm" draw:marker-end-width="0.279cm" draw:fill="none" draw:textarea-horizontal-align="justify" draw:textarea-vertical-align="middle" draw:auto-grow-height="false" fo:min-height="20.237cm" fo:min-width="3.057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13cm"/>
      <style:paragraph-properties style:writing-mode="lr-tb"/>
    </style:style>
    <style:style style:name="gr4" style:family="graphic" style:parent-style-name="standard">
      <style:graphic-properties svg:stroke-width="0.051cm" svg:stroke-color="#8d281e" draw:marker-start-width="0.279cm" draw:marker-end-width="0.279cm" draw:fill="none" draw:textarea-horizontal-align="justify" draw:textarea-vertical-align="middle" draw:auto-grow-height="false" fo:min-height="20.226cm" fo:min-width="3.057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8d281e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8d281e" draw:marker-start-width="0.279cm" draw:marker-end-width="0.279cm" draw:fill="none" draw:textarea-vertical-align="middle" fo:padding-top="0.15cm" fo:padding-bottom="0.15cm" fo:padding-left="0.275cm" fo:padding-right="0.27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fo:font-weight="bold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856cm" svg:height="10.434cm" svg:x="1.181cm" svg:y="14.127cm">
          <draw:image xlink:href="Pictures/10000000000008AE000008EA885968D85DAA86A0.png" xlink:type="simple" xlink:show="embed" xlink:actuate="onLoad" draw:mime-type="image/png">
            <text:p/>
          </draw:image>
        </draw:frame>
        <draw:frame draw:style-name="gr1" draw:text-style-name="P1" draw:layer="layout" svg:width="12.028cm" svg:height="11.43cm" svg:x="2.708cm" svg:y="1.702cm">
          <draw:image xlink:href="Pictures/10000000000007F3000006A4828F72C486E6F8BB.png" xlink:type="simple" xlink:show="embed" xlink:actuate="onLoad" draw:mime-type="image/png">
            <text:p/>
          </draw:image>
        </draw:frame>
        <draw:custom-shape draw:style-name="gr2" draw:text-style-name="P1" draw:layer="layout" svg:width="3.557cm" svg:height="20.487cm" svg:x="7.358cm" svg:y="2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513cm" svg:height="1.039cm" svg:x="2.196cm" svg:y="1.222cm">
          <draw:text-box>
            <text:p text:style-name="P2"><text:span text:style-name="T1">2017</text:span></text:p>
            <text:p text:style-name="P2"><text:span text:style-name="T1">assessment</text:span></text:p>
          </draw:text-box>
        </draw:frame>
        <draw:frame draw:style-name="gr3" draw:text-style-name="P3" draw:layer="layout" svg:width="2.513cm" svg:height="1.039cm" svg:x="2.196cm" svg:y="13.131cm">
          <draw:text-box>
            <text:p text:style-name="P2"><text:span text:style-name="T1">2020</text:span></text:p>
            <text:p text:style-name="P2"><text:span text:style-name="T1">assessment</text:span></text:p>
          </draw:text-box>
        </draw:frame>
        <draw:custom-shape draw:style-name="gr4" draw:text-style-name="P1" draw:layer="layout" svg:width="3.557cm" svg:height="20.476cm" svg:x="5.58cm" svg:y="2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577cm" svg:y1="6.597cm" svg:x2="10.923cm" svg:y2="6.597cm">
          <text:p/>
        </draw:line>
        <draw:line draw:style-name="gr6" draw:text-style-name="P4" draw:layer="layout" svg:x1="5.577cm" svg:y1="18.897cm" svg:x2="10.923cm" svg:y2="18.897cm">
          <text:p text:style-name="P2"><text:s/></text:p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7cm" svg:x="1.941cm" svg:y="2.096cm" presentation:class="title" presentation:placeholder="true">
        <draw:text-box/>
      </draw:frame>
      <draw:frame presentation:style-name="Default-outline1" draw:layer="backgroundobjects" svg:width="17.116cm" svg:height="16.075cm" svg:x="1.941cm" svg:y="7.476cm" presentation:class="outline" presentation:placeholder="true">
        <draw:text-box/>
      </draw:frame>
      <draw:frame presentation:style-name="Mpr1" draw:text-style-name="MP2" draw:layer="backgroundobjects" svg:width="4.431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5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6T15:06:11.489000000</meta:creation-date>
    <dc:date>2022-08-26T15:28:48.643000000</dc:date>
    <meta:editing-duration>PT7M59S</meta:editing-duration>
    <meta:editing-cycles>3</meta:editing-cycles>
    <meta:generator>LibreOffice/7.3.5.2$Windows_X86_64 LibreOffice_project/184fe81b8c8c30d8b5082578aee2fed2ea847c01</meta:generator>
    <meta:print-date>2022-08-26T15:11:21.584000000</meta:print-date>
    <meta:document-statistic meta:object-count="31"/>
  </office:meta>
</office:document-meta>
</file>